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5in" loext:contextual-spacing="false" fo:text-align="center" style:justify-single-word="false"/>
      <style:text-properties fo:font-size="16pt" fo:font-weight="bold" officeooo:rsid="001ff177" officeooo:paragraph-rsid="001ff177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22a835" style:font-size-asian="10.5pt" style:font-weight-asian="normal" style:font-size-complex="12pt" style:font-weight-complex="normal"/>
    </style:style>
    <style:style style:name="P3" style:family="paragraph" style:parent-style-name="Standard" style:list-style-name="L10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22a835" style:font-size-asian="10.5pt" style:font-weight-asian="normal" style:font-size-complex="12pt" style:font-weight-complex="normal"/>
    </style:style>
    <style:style style:name="P4" style:family="paragraph" style:parent-style-name="Standard" style:list-style-name="L10">
      <style:paragraph-properties fo:margin-top="0in" fo:margin-bottom="0.1in" loext:contextual-spacing="false" fo:text-align="start" style:justify-single-word="false"/>
      <style:text-properties fo:font-size="12pt" fo:font-weight="normal" officeooo:rsid="00247373" officeooo:paragraph-rsid="0025fd6f" style:font-size-asian="10.5pt" style:font-weight-asian="normal" style:font-size-complex="12pt" style:font-weight-complex="normal"/>
    </style:style>
    <style:style style:name="P5" style:family="paragraph" style:parent-style-name="Standard" style:master-page-name="">
      <style:paragraph-properties fo:margin-top="0in" fo:margin-bottom="0.1in" loext:contextual-spacing="false" fo:text-align="start" style:justify-single-word="false" style:page-number="auto"/>
      <style:text-properties fo:font-size="12pt" fo:font-weight="normal" officeooo:rsid="0025fd6f" officeooo:paragraph-rsid="0025fd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1.25in" fo:margin-right="0in" fo:margin-top="0in" fo:margin-bottom="0.1in" loext:contextual-spacing="false" fo:text-align="start" style:justify-single-word="false" fo:text-indent="-1in" style:auto-text-indent="false">
        <style:tab-stops>
          <style:tab-stop style:position="0.25in"/>
        </style:tab-stops>
      </style:paragraph-properties>
      <style:text-properties fo:font-size="12pt" fo:font-weight="normal" officeooo:rsid="00212364" officeooo:paragraph-rsid="0021236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1.25in" fo:margin-right="0in" fo:margin-top="0in" fo:margin-bottom="0.1in" loext:contextual-spacing="false" fo:text-align="start" style:justify-single-word="false" fo:text-indent="-1in" style:auto-text-indent="false">
        <style:tab-stops/>
      </style:paragraph-properties>
      <style:text-properties fo:font-size="12pt" fo:font-weight="normal" officeooo:rsid="001ff177" officeooo:paragraph-rsid="001ff17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1.25in" fo:margin-right="0in" fo:margin-top="0in" fo:margin-bottom="0.1in" loext:contextual-spacing="false" fo:text-align="start" style:justify-single-word="false" fo:text-indent="-1in" style:auto-text-indent="false">
        <style:tab-stops/>
      </style:paragraph-properties>
      <style:text-properties fo:font-size="12pt" fo:font-weight="normal" officeooo:rsid="00207771" officeooo:paragraph-rsid="0020777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1.25in" fo:margin-right="0in" fo:margin-top="0in" fo:margin-bottom="0.1in" loext:contextual-spacing="false" fo:text-align="start" style:justify-single-word="false" fo:text-indent="-1in" style:auto-text-indent="false">
        <style:tab-stops/>
      </style:paragraph-properties>
      <style:text-properties fo:font-size="12pt" fo:font-weight="normal" officeooo:rsid="00207771" officeooo:paragraph-rsid="0025fd6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1.25in" fo:margin-right="0in" fo:margin-top="0in" fo:margin-bottom="0.1in" loext:contextual-spacing="false" fo:text-align="start" style:justify-single-word="false" fo:text-indent="-1in" style:auto-text-indent="false">
        <style:tab-stops/>
      </style:paragraph-properties>
      <style:text-properties fo:font-size="12pt" fo:font-weight="normal" officeooo:rsid="0022a835" officeooo:paragraph-rsid="0025fd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1.25in" fo:margin-right="0in" fo:margin-top="0in" fo:margin-bottom="0.1in" loext:contextual-spacing="false" fo:text-align="start" style:justify-single-word="false" fo:text-indent="-1in" style:auto-text-indent="false">
        <style:tab-stops/>
      </style:paragraph-properties>
      <style:text-properties officeooo:paragraph-rsid="001ff177"/>
    </style:style>
    <style:style style:name="P12" style:family="paragraph" style:parent-style-name="Standard">
      <style:paragraph-properties fo:margin-left="1.25in" fo:margin-right="0in" fo:margin-top="0.1in" fo:margin-bottom="0.1in" loext:contextual-spacing="false" fo:text-align="start" style:justify-single-word="false" fo:text-indent="-1in" style:auto-text-indent="false">
        <style:tab-stops/>
      </style:paragraph-properties>
      <style:text-properties officeooo:paragraph-rsid="0020c17a"/>
    </style:style>
    <style:style style:name="P13" style:family="paragraph" style:parent-style-name="Standard">
      <style:paragraph-properties fo:margin-left="1.25in" fo:margin-right="0in" fo:margin-top="0in" fo:margin-bottom="0.1in" loext:contextual-spacing="false" fo:text-align="start" style:justify-single-word="false" fo:text-indent="0in" style:auto-text-indent="false">
        <style:tab-stops/>
      </style:paragraph-properties>
      <style:text-properties fo:font-size="12pt" fo:font-weight="normal" officeooo:rsid="001ff177" officeooo:paragraph-rsid="001ff17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212364" officeooo:paragraph-rsid="0022a83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1ff177" officeooo:paragraph-rsid="0025fd6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22a835" officeooo:paragraph-rsid="0022a835" style:font-size-asian="10.5pt" style:font-weight-asian="normal" style:font-size-complex="12pt" style:font-weight-complex="normal"/>
    </style:style>
    <style:style style:name="P17" style:family="paragraph" style:parent-style-name="Standard" style:master-page-name="">
      <style:paragraph-properties fo:margin-top="0.2in" fo:margin-bottom="0.1in" loext:contextual-spacing="false" fo:text-align="start" style:justify-single-word="false" style:page-number="auto" fo:keep-with-next="always"/>
      <style:text-properties fo:font-size="12pt" fo:font-weight="normal" officeooo:rsid="001ff177" officeooo:paragraph-rsid="00212364" style:font-size-asian="10.5pt" style:font-weight-asian="normal" style:font-size-complex="12pt" style:font-weight-complex="normal"/>
    </style:style>
    <style:style style:name="T1" style:family="text">
      <style:text-properties officeooo:rsid="00207771"/>
    </style:style>
    <style:style style:name="T2" style:family="text">
      <style:text-properties officeooo:rsid="0020c17a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20c17a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140e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2a835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140eb" style:font-style-asian="normal" style:font-style-complex="normal"/>
    </style:style>
    <style:style style:name="T9" style:family="text">
      <style:text-properties fo:font-style="normal" officeooo:rsid="0022a835" style:font-style-asian="normal" style:font-style-complex="normal"/>
    </style:style>
    <style:style style:name="T10" style:family="text">
      <style:text-properties fo:font-style="normal" officeooo:rsid="0020c17a" style:font-style-asian="normal" style:font-style-complex="normal"/>
    </style:style>
    <style:style style:name="T11" style:family="text">
      <style:text-properties fo:font-style="normal" officeooo:rsid="00242882" style:font-style-asian="normal" style:font-style-complex="normal"/>
    </style:style>
    <style:style style:name="T12" style:family="text">
      <style:text-properties fo:font-style="normal" officeooo:rsid="00247373" style:font-style-asian="normal" style:font-style-complex="normal"/>
    </style:style>
    <style:style style:name="T13" style:family="text">
      <style:text-properties fo:font-style="normal" officeooo:rsid="0025fd6f" style:font-style-asian="normal" style:font-style-complex="normal"/>
    </style:style>
    <style:style style:name="T14" style:family="text">
      <style:text-properties fo:font-size="12pt" fo:font-weight="normal" officeooo:rsid="001ff177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07771" style:font-size-asian="10.5pt" style:font-weight-asian="normal" style:font-size-complex="12pt" style:font-weight-complex="normal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fo:font-size="12pt" fo:font-weight="normal" officeooo:rsid="001ff177" style:font-size-asian="10.5pt" style:font-weight-asian="normal" style:font-size-complex="12pt" style:font-weight-complex="normal"/>
    </style:style>
    <style:style style:name="T18" style:family="text">
      <style:text-properties style:font-name="Liberation Mono" fo:font-size="12pt" fo:font-weight="normal" officeooo:rsid="00207771" style:font-size-asian="10.5pt" style:font-weight-asian="normal" style:font-size-complex="12pt" style:font-weight-complex="normal"/>
    </style:style>
    <style:style style:name="T19" style:family="text">
      <style:text-properties style:font-name="Liberation Mono" fo:font-style="normal" style:font-style-asian="normal" style:font-style-complex="normal"/>
    </style:style>
    <style:style style:name="T20" style:family="text">
      <style:text-properties style:font-name="Liberation Mono" fo:font-style="normal" officeooo:rsid="002140eb" style:font-style-asian="normal" style:font-style-complex="normal"/>
    </style:style>
    <style:style style:name="T21" style:family="text">
      <style:text-properties style:font-name="Liberation Mono" fo:font-style="normal" officeooo:rsid="0022a835" style:font-style-asian="normal" style:font-style-complex="normal"/>
    </style:style>
    <style:style style:name="T22" style:family="text">
      <style:text-properties style:font-name="Liberation Mono" officeooo:rsid="002140eb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42882" style:font-style-asian="italic" style:font-style-complex="italic"/>
    </style:style>
    <style:style style:name="T25" style:family="text">
      <style:text-properties officeooo:rsid="002140eb"/>
    </style:style>
    <style:style style:name="T26" style:family="text">
      <style:text-properties style:font-name="Liberation Serif" fo:font-style="normal" style:font-style-asian="normal" style:font-style-complex="normal"/>
    </style:style>
    <style:style style:name="T27" style:family="text">
      <style:text-properties style:font-name="Liberation Serif" fo:font-style="italic" officeooo:rsid="00242882" style:font-style-asian="italic" style:font-style-complex="italic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O-64 <text:span text:style-name="T25">Internals Notes</text:span></text:p>
      <text:p text:style-name="P16"><text:span text:style-name="T4">G</text:span><text:span text:style-name="T3">eneral Information</text:span></text:p>
      <text:p text:style-name="P2"><text:span text:style-name="T10">T</text:span><text:span text:style-name="T7">his document is a work in progress. It provides </text:span><text:span text:style-name="T13">a</text:span><text:span text:style-name="T7"> description of the design of TECO-64 for the benefit of those who maintain or enhance it as well as those who are curious about how it is structured.</text:span></text:p>
      <text:p text:style-name="P2"><text:span text:style-name="T7">The </text:span><text:span text:style-name="T13">general </text:span><text:span text:style-name="T7">guidelines used during development were:</text:span></text:p>
      <text:list xml:id="list4166366227" text:style-name="L10">
        <text:list-item>
          <text:p text:style-name="P3"><text:span text:style-name="T7">Familiarity –</text:span><text:span text:style-name="T11"> Use names that are either familiar to the reader (e.g., with a Linux-like directory structure), or which are otherwise descriptive of their purpose (e.g., </text:span><text:span text:style-name="T24">er_cmd.c</text:span><text:span text:style-name="T11"> </text:span><text:span text:style-name="T12">for a file which processes the ER command).</text:span></text:p>
        </text:list-item>
        <text:list-item>
          <text:p text:style-name="P3"><text:span text:style-name="T7">Consistency –</text:span><text:span text:style-name="T11"> Use the same conventions in one place that are used in another (e.g., all functions </text:span><text:span text:style-name="T12">which </text:span><text:span text:style-name="T11">process specific </text:span><text:span text:style-name="T12">commands</text:span><text:span text:style-name="T11"> having names of the form </text:span><text:span text:style-name="T27">exec_*()</text:span><text:span text:style-name="T11">).</text:span></text:p>
        </text:list-item>
        <text:list-item>
          <text:p text:style-name="P3"><text:span text:style-name="T7">Readability – </text:span><text:span text:style-name="T11">Use names that can be pronounced (as opposed to an alphabet soup of acronyms). And as much as possible, use names that include verbs (e.g., </text:span><text:span text:style-name="T24">reset_term() </text:span><text:span text:style-name="T11">or </text:span><text:span text:style-name="T24">clear_win()</text:span><text:span text:style-name="T11">).</text:span></text:p>
        </text:list-item>
        <text:list-item>
          <text:p text:style-name="P4"><text:span text:style-name="T13">Simplicity</text:span><text:span text:style-name="T7"> – Avoid long functions. </text:span><text:span text:style-name="T13">Also avoid large files containing numerous unrelated functions, and don’t </text:span><text:span text:style-name="T7">duplicat</text:span><text:span text:style-name="T13">e </text:span><text:span text:style-name="T7">code.</text:span></text:p>
        </text:list-item>
      </text:list>
      <text:p text:style-name="P14"><text:span text:style-name="T4">D</text:span><text:span text:style-name="T3">irector</text:span><text:span text:style-name="T6">y Names</text:span></text:p>
      <text:p text:style-name="P6"><text:span text:style-name="T19">./<text:tab/></text:span><text:span text:style-name="T7">Contains the </text:span><text:span text:style-name="T23">makefile</text:span><text:span text:style-name="T7"> used to build TECO, and the file used by Doxygen to generate program documentation.</text:span></text:p>
      <text:p text:style-name="P6"><text:span text:style-name="T19">./bin<text:tab/></text:span><text:span text:style-name="T7">Contains the TECO-64 executable, and also several Perl scripts used to build or test TECO code.</text:span></text:p>
      <text:p text:style-name="P6"><text:span text:style-name="T19">./doc<text:tab/></text:span><text:span text:style-name="T7">Contains TECO-64 documentation </text:span><text:span text:style-name="T12">(other than what is generated by Doxygen).</text:span></text:p>
      <text:p text:style-name="P6"><text:span text:style-name="T19">./etc<text:tab/></text:span><text:span text:style-name="T7">Contains miscellaneous source files for testing TECO, as well as the XML and XSL files used to define command-line options.</text:span></text:p>
      <text:p text:style-name="P6"><text:span text:style-name="T19">./html<text:tab/></text:span><text:span text:style-name="T7">Contains documentation files generated by Doxygen.</text:span></text:p>
      <text:p text:style-name="P6"><text:span text:style-name="T19">./include<text:tab/></text:span><text:span text:style-name="T7">Contains .h header files used for building TECO, including one file, _options.h, that is generated during the build process.</text:span></text:p>
      <text:p text:style-name="P6"><text:span text:style-name="T19">./lib<text:tab/></text:span><text:span text:style-name="T7">Contains files used to test TECO.</text:span></text:p>
      <text:p text:style-name="P6"><text:span text:style-name="T19">./obj<text:tab/></text:span><text:span text:style-name="T7">Contains generated object files created during the build process.</text:span></text:p>
      <text:p text:style-name="P6"><text:span text:style-name="T19">./src<text:tab/></text:span><text:span text:style-name="T7">Contains the .c source files used to build TECO, and a configuration file used by PC-Lint.</text:span></text:p>
      <text:p text:style-name="P17"><text:span text:style-name="T4">File</text:span><text:span text:style-name="T5"> </text:span><text:span text:style-name="T6">Names</text:span></text:p>
      <text:p text:style-name="P12"><text:span text:style-name="T17">cmd_*.c<text:tab/></text:span><text:span text:style-name="T14">Files that perform general processing of TECO commands.</text:span></text:p>
      <text:p text:style-name="P11"><text:soft-page-break/><text:span text:style-name="T17">*_cmd.c<text:tab/></text:span><text:span text:style-name="T14">Files that perform </text:span><text:span text:style-name="T15">a </text:span><text:span text:style-name="T14">specific TECO command (e.g., </text:span><text:span text:style-name="T17">er_cmd.c</text:span><text:span text:style-name="T14"> contains code for processing ER commands), </text:span><text:span text:style-name="T15">or perform multiple related TECO commands (e.g., </text:span><text:span text:style-name="T18">yank_cmd.c</text:span><text:span text:style-name="T15"> contains code for processing commands that yank data into memory).</text:span></text:p>
      <text:p text:style-name="P7"><text:span text:style-name="T16">*buf.c</text:span><text:span text:style-name="T22"><text:tab/></text:span>Files that provide an interface for inserting, deleting, reading, and writing text in the edit buffer. Only one of the <text:span text:style-name="T2">following</text:span> is used in any specific build.</text:p>
      <text:p text:style-name="P13"><text:span text:style-name="T16">gap_buf.c</text:span> – Implements a gap buffer.</text:p>
      <text:p text:style-name="P13"><text:span text:style-name="T16">rope_buf.c</text:span> – Implements a rope buffer <text:span text:style-name="T25">(TBD).</text:span></text:p>
      <text:p text:style-name="P7"><text:span text:style-name="T16">page_*.c<text:tab/></text:span><text:span text:style-name="T2">Files </text:span>that provide an interface for paging forward (and possibly backward) through a file. Only one of the <text:span text:style-name="T2">following</text:span> is used in any specific build.</text:p>
      <text:p text:style-name="P13"><text:span text:style-name="T16">page_file.c</text:span> – Writes pages to output file, uses a temporary file to allow for backwards paging <text:span text:style-name="T25">(TBD).</text:span></text:p>
      <text:p text:style-name="P13"><text:span text:style-name="T16">page_std.c </text:span>– Writes pages to output file; no backwards paging implemented (classic TECO paging method).</text:p>
      <text:p text:style-name="P13"><text:span text:style-name="T16">page_vm.c</text:span> – <text:span text:style-name="T1">Writes pages to output file only when file is closed; virtual memory is used to store pages, which allows for backwards paging </text:span><text:span text:style-name="T25">(TBD).</text:span></text:p>
      <text:p text:style-name="P8"><text:span text:style-name="T16">term_*.c<text:tab/></text:span>Files that process terminal input and output.</text:p>
      <text:p text:style-name="P8"><text:span text:style-name="T16">*_sys.c<text:tab/></text:span>Files that provide interfaces to system-dependent features.</text:p>
      <text:p text:style-name="P15"><text:span text:style-name="T4">F</text:span><text:span text:style-name="T5">unction </text:span><text:span text:style-name="T6">Names</text:span></text:p>
      <text:p text:style-name="P10"><text:span text:style-name="T20">c</text:span><text:span text:style-name="T19">md_*()<text:tab/></text:span><text:span text:style-name="T26">Functions that perform general command processing.</text:span></text:p>
      <text:p text:style-name="P9"><text:span text:style-name="T20">exec_*</text:span><text:span text:style-name="T21">()</text:span><text:span text:style-name="T20"><text:tab/></text:span><text:span text:style-name="T8">Functions that execute </text:span><text:span text:style-name="T12">individual </text:span><text:span text:style-name="T8">commands.</text:span></text:p>
      <text:p text:style-name="P9"><text:span text:style-name="T20">*_</text:span><text:span text:style-name="T21">ebuf()</text:span><text:span text:style-name="T20"><text:tab/></text:span><text:span text:style-name="T8">Functions that </text:span><text:span text:style-name="T9">provide an interface to the edit </text:span><text:span text:style-name="T12">(or text) </text:span><text:span text:style-name="T9">buffer.</text:span></text:p>
      <text:p text:style-name="P9"><text:span text:style-name="T21">*_tbuf()</text:span><text:span text:style-name="T20"><text:tab/></text:span><text:span text:style-name="T8">Functions that </text:span><text:span text:style-name="T9">manipulate the terminal buffer.</text:span></text:p>
      <text:p text:style-name="P9"><text:span text:style-name="T20">*_</text:span><text:span text:style-name="T21">win()</text:span><text:span text:style-name="T20"><text:tab/></text:span><text:span text:style-name="T8">Functions </text:span><text:span text:style-name="T9">that manipulate the editing window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08:55:16.890080475</meta:creation-date>
    <dc:date>2020-08-16T15:44:20.338740171</dc:date>
    <meta:editing-duration>PT21M32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36" meta:word-count="510" meta:character-count="3307" meta:non-whitespace-character-count="2828"/>
  </office:meta>
</office:document-meta>
</file>